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Randles</text:p>
      <text:p text:style-name="P1">2009-02-26 (Late)</text:p>
      <text:p text:style-name="P1">Assignment – Read and Compare two research articles.</text:p>
      <text:p text:style-name="P1"/>
      <text:p text:style-name="P2">Citations</text:p>
      <text:p text:style-name="P2"><text:span text:style-name="T1"/></text:p>
      <text:p text:style-name="P3"><text:span text:style-name="T1">From ACM Digital Library: (Refered to as Stars)</text:span></text:p>
      <text:p text:style-name="P2"><text:span text:style-name="T1">Magerkurth, C., Memisoglu, M., Engelke, T., Streitz, N. <text:s/>Twoards the Next Generation of Tabletop Gaming Experiences. </text:span><text:span text:style-name="T2"><text:s/>Proceedings of Graphics Interface 2004</text:span><text:span text:style-name="T4">. May 17-19. London, Ontario.</text:span></text:p>
      <text:p text:style-name="P2"><text:span text:style-name="T4"/></text:p>
      <text:p text:style-name="P3"><text:span text:style-name="T1">MIT Master's Thesis published online: (Refered to as Sensetable)</text:span></text:p>
      <text:p text:style-name="P2"><text:span text:style-name="T4">Patten, J.M. <text:s/>Sensetable: A Wireless Object Tracking Platform for Tangible User Interfaces. <text:s/></text:span><text:span text:style-name="T2">Massachusetts Institute of Technology</text:span><text:span text:style-name="T4">. 2001. <text:s/>Retrieved from </text:span><text:a xlink:type="simple" xlink:href="http://web.media.mit.edu/~jpatten/dropbox/patten-sensetable-msthesis.pdf"><text:span text:style-name="T4">http://web.media.mit.edu/~jpatten/dropbox/patten-sensetable-msthesis.pdf</text:span></text:a><text:span text:style-name="T4"> on 2009-02-26.</text:span></text:p>
      <text:p text:style-name="P2"><text:span text:style-name="T4"/></text:p>
      <text:p text:style-name="P2"><text:span text:style-name="T3">Information goals</text:span></text:p>
      <text:p text:style-name="P2"><text:span text:style-name="T3"/></text:p>
      <text:p text:style-name="P4"><text:span text:style-name="T3">To understand more about the Sensetable system and the power of using RFID systems to do tactile user interface.</text:span></text:p>
      <text:p text:style-name="P4"><text:span text:style-name="T3"/></text:p>
      <text:p text:style-name="P4"><text:span text:style-name="T3">To establish a baseline of prior work done towards applying tactile user interfaces to table-top gaming.</text:span></text:p>
      <text:p text:style-name="P4"><text:span text:style-name="T3"/></text:p>
      <text:p text:style-name="P2"><text:span text:style-name="T3">Reading Questionnaire</text:span></text:p>
      <text:p text:style-name="P2"><text:span text:style-name="T3"/></text:p>
      <text:p text:style-name="P4"><text:span text:style-name="T3">What technologies were used?</text:span></text:p>
      <text:p text:style-name="P4"><text:span text:style-name="T3">How complex are the technologies used?<text:line-break/>What are the alternate applications of this technology?</text:span></text:p>
      <text:p text:style-name="P4"><text:span text:style-name="T3">Is there a different way to implement the solution using different technology?</text:span></text:p>
      <text:p text:style-name="P4"><text:span text:style-name="T3">How revelevant is this research still?</text:span></text:p>
      <text:p text:style-name="P4"><text:span text:style-name="T3">What is the prior work they cite? <text:s/>Is it any good?</text:span></text:p>
      <text:p text:style-name="P4"><text:span text:style-name="T3">Did their technology and approaches work?</text:span></text:p>
      <text:p text:style-name="P4"><text:span text:style-name="T3">What's the “wow, neat” factor of the paper contents?</text:span></text:p>
      <text:p text:style-name="P4"><text:span text:style-name="T3">How did they approach their solution to the problem?</text:span></text:p>
      <text:p text:style-name="P4"><text:span text:style-name="T3">Did they go down any blind alleys while performing their work?</text:span></text:p>
      <text:p text:style-name="P4"><text:span text:style-name="T3">Is this evolutionary or fundamental?</text:span></text:p>
      <text:p text:style-name="P4"><text:span text:style-name="T3">Is there possible futher work to do with this research?</text:span></text:p>
      <text:p text:style-name="P4"><text:span text:style-name="T3"/></text:p>
      <text:p text:style-name="P2"><text:span text:style-name="T3">Article Methodologies – STARS</text:span></text:p>
      <text:p text:style-name="P2"><text:span text:style-name="T3"/></text:p>
      <text:p text:style-name="P2"><text:span text:style-name="T3">Article Methodologies – Sensetable</text:span></text:p>
      <text:p text:style-name="P2"><text:span text:style-name="T3"/></text:p>
      <text:p text:style-name="P2"><text:span text:style-name="T4"/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26T19:17:16</meta:creation-date>
    <dc:date>2009-02-26T21:02:42</dc:date>
    <meta:editing-duration>PT01H30M16S</meta:editing-duration>
    <meta:editing-cycles>2</meta:editing-cycles>
    <meta:generator>OpenOffice.org/3.0$Unix OpenOffice.org_project/300m9$Build-9358</meta:generator>
    <meta:document-statistic meta:table-count="0" meta:image-count="0" meta:object-count="0" meta:page-count="1" meta:paragraph-count="25" meta:word-count="222" meta:character-count="1530"/>
    <meta:user-defined meta:name="Info 1"/>
    <meta:user-defined meta:name="Info 2"/>
    <meta:user-defined meta:name="Info 3"/>
    <meta:user-defined meta:name="Info 4"/>
  </office:meta>
</office:document-meta>
</file>